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RW Gothic" svg:font-family="'URW Gothic'" style:font-family-generic="swiss"/>
  </office:font-face-decls>
  <office:automatic-styles>
    <style:style style:name="P1" style:family="paragraph" style:parent-style-name="Standard">
      <style:text-properties fo:font-size="13pt" fo:language="en" fo:country="GB" officeooo:rsid="0009a011" officeooo:paragraph-rsid="0003beee" style:font-size-asian="13pt" style:font-size-complex="13pt"/>
    </style:style>
    <style:style style:name="P2" style:family="paragraph" style:parent-style-name="Standard">
      <style:text-properties fo:font-size="13pt" fo:language="fr" fo:country="FR" officeooo:rsid="0009a011" officeooo:paragraph-rsid="000877ce" style:font-size-asian="13pt" style:font-size-complex="13pt"/>
    </style:style>
    <style:style style:name="P3" style:family="paragraph" style:parent-style-name="Standard">
      <style:text-properties fo:font-size="13pt" fo:language="fr" fo:country="FR" officeooo:rsid="000877ce" officeooo:paragraph-rsid="000877ce" style:font-size-asian="13pt" style:font-size-complex="13pt"/>
    </style:style>
    <style:style style:name="P4" style:family="paragraph" style:parent-style-name="Standard">
      <style:text-properties fo:font-size="13pt" fo:language="fr" fo:country="FR" officeooo:rsid="000a50be" officeooo:paragraph-rsid="000a50be" style:font-size-asian="13pt" style:font-size-complex="13pt"/>
    </style:style>
    <style:style style:name="P5" style:family="paragraph" style:parent-style-name="Standard">
      <style:text-properties fo:font-size="13pt" fo:language="fr" fo:country="FR" officeooo:rsid="000b4654" officeooo:paragraph-rsid="000b4654" style:font-size-asian="13pt" style:font-size-complex="13pt"/>
    </style:style>
    <style:style style:name="P6" style:family="paragraph" style:parent-style-name="Standard">
      <style:text-properties fo:font-size="13pt" officeooo:paragraph-rsid="000b4654"/>
    </style:style>
    <style:style style:name="P7" style:family="paragraph" style:parent-style-name="Standard">
      <style:paragraph-properties fo:text-align="center" style:justify-single-word="false"/>
      <style:text-properties fo:color="#ff0000" loext:opacity="100%" fo:font-size="15pt" fo:language="en" fo:country="GB" style:text-underline-style="solid" style:text-underline-width="auto" style:text-underline-color="font-color" fo:font-weight="bold" officeooo:rsid="0009a011" officeooo:paragraph-rsid="0003beee" style:font-size-asian="15pt" style:font-weight-asian="bold" style:font-size-complex="15pt" style:font-weight-complex="bold"/>
    </style:style>
    <style:style style:name="P8" style:family="paragraph" style:parent-style-name="Standard">
      <style:paragraph-properties fo:text-align="end" style:justify-single-word="false"/>
      <style:text-properties fo:color="#ff0000" loext:opacity="100%" fo:font-size="14pt" fo:language="en" fo:country="GB" fo:font-style="italic" style:text-underline-style="solid" style:text-underline-width="auto" style:text-underline-color="font-color" officeooo:rsid="0009a011" officeooo:paragraph-rsid="0003beee" style:font-size-asian="14pt" style:font-style-asian="italic" style:font-size-complex="14pt" style:font-style-complex="italic"/>
    </style:style>
    <style:style style:name="P9" style:family="paragraph" style:parent-style-name="Standard">
      <style:text-properties fo:font-size="13pt" fo:language="fr" fo:country="FR" officeooo:rsid="000b4654" officeooo:paragraph-rsid="000b4654" style:font-size-asian="13pt" style:font-size-complex="13pt"/>
    </style:style>
    <style:style style:name="P10" style:family="paragraph" style:parent-style-name="Standard">
      <style:text-properties fo:font-size="13pt" fo:language="fr" fo:country="FR" officeooo:rsid="000fb081" officeooo:paragraph-rsid="000fb081" style:font-size-asian="13pt" style:font-size-complex="13pt"/>
    </style:style>
    <style:style style:name="P11" style:family="paragraph" style:parent-style-name="Standard">
      <style:text-properties fo:font-size="13pt" fo:language="fr" fo:country="FR" officeooo:rsid="000877ce" officeooo:paragraph-rsid="000877ce" style:font-size-asian="13pt" style:font-size-complex="13pt"/>
    </style:style>
    <style:style style:name="P12" style:family="paragraph" style:parent-style-name="Standard">
      <style:text-properties fo:font-size="13pt" fo:language="fr" fo:country="FR" officeooo:rsid="000ca002" officeooo:paragraph-rsid="001182ee" style:font-size-asian="13pt" style:font-size-complex="13pt"/>
    </style:style>
    <style:style style:name="P13" style:family="paragraph" style:parent-style-name="Standard">
      <style:text-properties fo:font-size="13pt" fo:language="fr" fo:country="FR" officeooo:rsid="001182ee" officeooo:paragraph-rsid="001182ee" style:font-size-asian="13pt" style:font-size-complex="13pt"/>
    </style:style>
    <style:style style:name="T1" style:family="text">
      <style:text-properties officeooo:rsid="00057ee7"/>
    </style:style>
    <style:style style:name="T2" style:family="text">
      <style:text-properties officeooo:rsid="000877ce"/>
    </style:style>
    <style:style style:name="T3" style:family="text">
      <style:text-properties officeooo:rsid="000a50be"/>
    </style:style>
    <style:style style:name="T4" style:family="text">
      <style:text-properties fo:language="fr" fo:country="FR" officeooo:rsid="000b4654" style:font-size-asian="13pt" style:font-size-complex="13pt"/>
    </style:style>
    <style:style style:name="T5" style:family="text">
      <style:text-properties fo:language="fr" fo:country="FR" officeooo:rsid="000ca002" style:font-size-asian="13pt" style:font-size-complex="13pt"/>
    </style:style>
    <style:style style:name="T6" style:family="text">
      <style:text-properties fo:language="fr" fo:country="FR" officeooo:rsid="000fb081" style:font-size-asian="13pt" style:font-size-complex="13pt"/>
    </style:style>
    <style:style style:name="T7" style:family="text">
      <style:text-properties officeooo:rsid="000ac7fa"/>
    </style:style>
    <style:style style:name="T8" style:family="text">
      <style:text-properties officeooo:rsid="000b4654"/>
    </style:style>
    <style:style style:name="T9" style:family="text">
      <style:text-properties style:font-name="Times New Roman" officeooo:rsid="000ca002"/>
    </style:style>
    <style:style style:name="T10" style:family="text">
      <style:text-properties fo:color="#000000" loext:opacity="100%" style:font-name="Times New Roman" fo:font-weight="normal" fo:background-color="transparent" loext:char-shading-value="0" style:font-size-asian="13pt" style:font-size-complex="13pt"/>
    </style:style>
    <style:style style:name="T11" style:family="text">
      <style:text-properties fo:color="#000000" loext:opacity="100%" style:font-name="Times New Roman" fo:font-weight="normal" officeooo:rsid="000b4654" fo:background-color="transparent" loext:char-shading-value="0" style:font-size-asian="13pt" style:font-size-complex="13pt"/>
    </style:style>
    <style:style style:name="T12" style:family="text">
      <style:text-properties officeooo:rsid="000c5a83"/>
    </style:style>
    <style:style style:name="T13" style:family="text">
      <style:text-properties officeooo:rsid="000ca002"/>
    </style:style>
    <style:style style:name="T14" style:family="text">
      <style:text-properties officeooo:rsid="000fb081"/>
    </style:style>
    <style:style style:name="T15" style:family="text">
      <style:text-properties officeooo:rsid="00115c39"/>
    </style:style>
    <style:style style:name="T16" style:family="text">
      <style:text-properties officeooo:rsid="001182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AD ME:</text:p>
      <text:p text:style-name="P1"/>
      <text:p text:style-name="P1"/>
      <text:p text:style-name="P8">SASIKUMAR Suban</text:p>
      <text:p text:style-name="P8">SALAH Boudjemaa</text:p>
      <text:p text:style-name="P1"/>
      <text:p text:style-name="P2"><text:s/></text:p>
      <text:p text:style-name="P2"><text:span text:style-name="T1">Dans le cadre de la SAE 1.01 Implémentation, nous avons </text:span><text:span text:style-name="T2">développ</text:span><text:span text:style-name="T13">é</text:span><text:span text:style-name="T2"> un jeu </text:span><text:span text:style-name="T8">suivant le modèle </text:span><text:span text:style-name="T2">proie prédateur, </text:span><text:span text:style-name="T14">observable dans le quotidien de certains animaux</text:span><text:span text:style-name="T2">. Le but était de simuler la cohabitation entre ces deux espèces, avec des règles précise</text:span><text:span text:style-name="T13">s</text:span><text:span text:style-name="T2">. </text:span></text:p>
      <text:p text:style-name="P3"/>
      <text:p text:style-name="P3"/>
      <text:p text:style-name="P3"><text:span text:style-name="T9">À</text:span> la fin de notre travail, nous avons réussi à réaliser une majeure partie des étapes <text:span text:style-name="T7">indiqué</text:span><text:span text:style-name="T13">es</text:span><text:span text:style-name="T7"> dans l’énoncé</text:span>. En effet, nous avons entièrement terminé l’étape 1 ( Au Paradis des Proies), l’étape 2 (Pléthore de Proies<text:span text:style-name="T7">) ainsi que</text:span> l’étape <text:span text:style-name="T3">3 </text:span><text:span text:style-name="T7">(Introduction des Prédateurs)</text:span></text:p>
      <text:p text:style-name="P4">Enfin, concernant l’étape 4 ( Perfectionnement de la simulation ), <text:span text:style-name="T7">nous avons réussi la visualisation, l’algorithme de chasse avec le paramètre FLAIR. Mais nous n’avons pas réussi le niveau difficile de cet algorithme. </text:span></text:p>
      <text:p text:style-name="P6"><text:span text:style-name="T4">Pour nous aider dans notre travail, nous avons import</text:span><text:span text:style-name="T5">é</text:span><text:span text:style-name="T4"> des bibliothèques tel</text:span><text:span text:style-name="T5">les</text:span><text:span text:style-name="T4"> que Random </text:span><text:span text:style-name="T6">(disponible sur internet)</text:span><text:span text:style-name="T4">, Tkiteasy (bibliothèque de L’IUT) et M</text:span><text:span text:style-name="T10">atplotlib </text:span><text:span text:style-name="T11">(pour réaliser le graphique).</text:span></text:p>
      <text:p text:style-name="P5"/>
      <text:p text:style-name="P5"/>
      <text:p text:style-name="P10">Pendant notre travail, nous avons eu de nombreuses difficultés. Tout d’abord, la complexité principale de cet exercice était de modifier en parallèle la composition du plateau ainsi que le contenu de la liste d'individus. On rencontre cette difficulté dans la fonction « manger » puisqu'elle permet de créer et retirer une proie de la liste principale. En effet une des actions comme l'autre altère la composition de la liste, et empêche donc la deuxième action. De plus, il faut que le nombre de proies ou de prédateurs indiqués apparaissent entièrement, c'est le but de la boucle « while » dans les fonctions d'apparitions</text:p>
      <text:p text:style-name="P10"/>
      <text:p text:style-name="P5"/>
      <text:p text:style-name="P5">Après avoir essayer notre jeu, chez nous ainsi qu’<text:span text:style-name="T13">à</text:span> l’IUT, nous n’avons constaté aucun bug <text:span text:style-name="T12">connu</text:span>.</text:p>
      <text:p text:style-name="P5"/>
      <text:p text:style-name="P5"/>
      <text:p text:style-name="P12">Concernant les idées originales, nous avons décidé d’<text:span text:style-name="T15">utiliser </text:span><text:span text:style-name="T16">des</text:span><text:span text:style-name="T15"> couleurs différentes pour </text:span><text:span text:style-name="T16">chaque élément du plateau</text:span><text:span text:style-name="T15">.</text:span></text:p>
      <text:p text:style-name="P12"><text:span text:style-name="T15">Pour les prédateurs, nous avons décidé d’utiliser la couleur orange, représentant le renard. Et pour les proies, une couleur blanche, faisant référence aux moutons. </text:span></text:p>
      <text:p text:style-name="P13">Concernant le quadrillage de notre jeu, nous avons décidé d’utiliser la couleur verte, faisant référence à une forêt, lieu de vie de ces animaux.</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RW Gothic" svg:font-family="'URW Gothic'"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0T17:29:20.463000000</meta:creation-date>
    <dc:date>2021-12-11T00:22:47.789000000</dc:date>
    <meta:editing-duration>PT32M55S</meta:editing-duration>
    <meta:editing-cycles>9</meta:editing-cycles>
    <meta:generator>LibreOffice/7.2.0.4$Windows_X86_64 LibreOffice_project/9a9c6381e3f7a62afc1329bd359cc48accb6435b</meta:generator>
    <meta:document-statistic meta:table-count="0" meta:image-count="0" meta:object-count="0" meta:page-count="1" meta:paragraph-count="13" meta:word-count="333" meta:character-count="2117" meta:non-whitespace-character-count="1792"/>
  </office:meta>
</office:document-meta>
</file>